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2.58cm"/>
    </style:style>
    <style:style style:name="gr4" style:family="graphic" style:parent-style-name="standard">
      <style:graphic-properties draw:stroke="none" draw:fill="none" fo:min-height="12.097cm"/>
    </style:style>
    <style:style style:name="gr5" style:family="graphic" style:parent-style-name="standard">
      <style:graphic-properties draw:stroke="none" draw:fill="none" fo:min-height="14.48cm"/>
    </style:style>
    <style:style style:name="gr6" style:family="graphic" style:parent-style-name="standard">
      <style:graphic-properties draw:stroke="none" draw:fill="none" fo:min-height="15.28cm"/>
    </style:style>
    <style:style style:name="gr7" style:family="graphic" style:parent-style-name="standard">
      <style:graphic-properties draw:stroke="none" draw:fill="none" fo:min-height="13.664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3.96cm"/>
    </style:style>
    <style:style style:name="gr10" style:family="graphic" style:parent-style-name="standard">
      <style:graphic-properties draw:stroke="none" draw:fill="none" fo:min-height="13.804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2" style:family="paragraph">
      <style:text-properties fo:font-size="36pt" style:font-size-asian="36pt" style:font-size-complex="36pt"/>
    </style:style>
    <style:style style:name="P23"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4" style:family="paragraph">
      <style:text-properties fo:font-size="34pt" style:font-size-asian="34pt" style:font-size-complex="34pt"/>
    </style:style>
    <style:style style:name="P25" style:family="paragraph">
      <style:text-properties fo:font-size="40pt" style:font-size-asian="40pt" style:font-size-complex="40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1"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3" style:family="text">
      <style:text-properties style:text-underline-style="none"/>
    </style:style>
    <style:style style:name="T4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5" style:family="text">
      <style:text-properties fo:color="#2300dc" fo:font-size="26pt" style:font-size-asian="26pt" style:font-size-complex="26pt"/>
    </style:style>
    <style:style style:name="T4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5"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ize="40pt" fo:font-style="italic" style:font-size-asian="40pt" style:font-style-asian="italic" style:font-size-complex="40pt" style:font-style-complex="italic"/>
    </style:style>
    <style:style style:name="T58"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0" style:family="text">
      <style:text-properties fo:color="#000080" style:font-name="Menlo1" fo:font-size="14pt" fo:font-weight="bold" style:font-name-asian="Menlo1" style:font-size-asian="14pt" style:font-weight-asian="bold" style:font-name-complex="Menlo1" style:font-size-complex="14pt" style:font-weight-complex="bold"/>
    </style:style>
    <style:style style:name="T61"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64" style:family="text">
      <style:text-properties fo:font-weight="bold" style:font-weight-asian="bold" style:font-weight-complex="bold"/>
    </style:style>
    <style:style style:name="T65" style:family="text">
      <style:text-properties fo:font-size="36pt" style:font-size-asian="36pt" style:font-size-complex="36pt"/>
    </style:style>
    <style:style style:name="T66" style:family="text">
      <style:text-properties fo:font-size="36pt" fo:font-style="italic" style:font-size-asian="36pt" style:font-style-asian="italic" style:font-size-complex="36pt" style:font-style-complex="italic"/>
    </style:style>
    <style:style style:name="T67"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9" style:family="text">
      <style:text-properties fo:font-size="34pt" style:font-size-asian="34pt" style:font-size-complex="34pt"/>
    </style:style>
    <style:style style:name="T70" style:family="text">
      <style:text-properties fo:font-size="34pt" fo:font-style="italic" style:font-size-asian="34pt" style:font-style-asian="italic" style:font-size-complex="34pt" style:font-style-complex="italic"/>
    </style:style>
    <style:style style:name="T71"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3"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6"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9"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80"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5" style:family="text">
      <style:text-properties fo:font-size="28pt" fo:font-style="italic" style:font-size-asian="28pt" style:font-style-asian="italic" style:font-size-complex="28pt" style:font-style-complex="italic"/>
    </style:style>
    <style:style style:name="T86"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87" style:family="text">
      <style:text-properties fo:font-size="14pt"/>
    </style:style>
    <style:style style:name="T88" style:family="text">
      <style:text-properties fo:font-size="24pt" style:font-size-asian="24pt" style:font-size-complex="24pt"/>
    </style:style>
    <style:style style:name="T89" style:family="text">
      <style:text-properties fo:font-size="24pt" fo:font-style="italic" style:font-size-asian="24pt" style:font-style-asian="italic" style:font-size-complex="24pt" style:font-style-complex="italic"/>
    </style:style>
    <style:style style:name="T9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Java Drivers for MongoDB and different (mostly asynchronous) strategies to access the database. The combination of Mongo drivers and programming strategies result in a great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de samples use the drivers in combination with the following access strategies:</text:span></text:p>
            <text:list text:style-name="L2">
              <text:list-item>
                <text:p text:style-name="P4"><text:span text:style-name="T8">Synchronous DB access</text:span></text:p>
              </text:list-item>
              <text:list-item>
                <text:p text:style-name="P4"><text:span text:style-name="T8">Async DB access with Future (from Java 5)</text:span></text:p>
              </text:list-item>
              <text:list-item>
                <text:p text:style-name="P4"><text:span text:style-name="T8">Async DB access with CompletableFuture (from Java 8)</text:span></text:p>
              </text:list-item>
              <text:list-item>
                <text:p text:style-name="P4"><text:span text:style-name="T8">Async DB access with Callbacks</text:span></text:p>
              </text:list-item>
              <text:list-item>
                <text:p text:style-name="P4"><text:span text:style-name="T8">Reactive DB access with Callbacks and CompletableFuture (from Java 8)</text:span></text:p>
              </text:list-item>
              <text:list-item>
                <text:p text:style-name="P4"><text:span text:style-name="T8">Reactive DB access with RxJava Observables</text:span></text:p>
              </text:list-item>
              <text:list-item>
                <text:p text:style-name="P4"><text:span text:style-name="T8">Reactive DB access with Reactive Streams Interface + RxJava Observables</text:span></text:p>
              </text:list-item>
              <text:list-item>
                <text:p text:style-name="P4"><text:span text:style-name="T8">Reactive DB access with 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mmutable.</text:p>
            <text:p text:style-name="P6">Immutable objects are thread-saf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the properties of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no longer need getters and setters.</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6"><text:span text:style-name="T17">public class </text:span><text:span text:style-name="T18">User {</text:span><text:span text:style-name="T18"><text:line-break/></text:span><text:span text:style-name="T18"><text:line-break/></text:span><text:span text:style-name="T18"> <text:s text:c="3"/></text:span><text:span text:style-name="T17">public </text:span><text:span text:style-name="T19">final</text:span><text:span text:style-name="T17"> </text:span><text:span text:style-name="T18">String </text:span><text:span text:style-name="T20">name</text:span><text:span text:style-name="T18">;</text:span><text:span text:style-name="T18"><text:line-break/></text:span><text:span text:style-name="T18"> <text:s text:c="3"/></text:span><text:span text:style-name="T17">public </text:span><text:span text:style-name="T19">final</text:span><text:span text:style-name="T17"> </text:span><text:span text:style-name="T18">String </text:span><text:span text:style-name="T20">password</text:span><text:span text:style-name="T18">;</text:span><text:span text:style-name="T18"><text:line-break/></text:span><text:span text:style-name="T18"><text:line-break/></text:span><text:span text:style-name="T18"> <text:s text:c="3"/></text:span><text:span text:style-name="T17">public </text:span><text:span text:style-name="T18">User(</text:span><text:span text:style-name="T17">final </text:span><text:span text:style-name="T18">String name, </text:span><text:span text:style-name="T17">final </text:span><text:span text:style-name="T18">String password) {</text:span><text:span text:style-name="T18"><text:line-break/></text:span><text:span text:style-name="T18"> <text:s text:c="7"/></text:span><text:span text:style-name="T17">this</text:span><text:span text:style-name="T18">.</text:span><text:span text:style-name="T20">name </text:span><text:span text:style-name="T18">= name;</text:span><text:span text:style-name="T18"><text:line-break/></text:span><text:span text:style-name="T18"> <text:s text:c="7"/></text:span><text:span text:style-name="T17">this</text:span><text:span text:style-name="T18">.</text:span><text:span text:style-name="T20">password </text:span><text:span text:style-name="T18">= password;</text:span><text:span text:style-name="T18"><text:line-break/></text:span><text:span text:style-name="T18"> <text:s text:c="3"/>}</text:span><text:span text:style-name="T18"><text:line-break/></text:span><text:span text:style-name="T18">}</text:span></text:p>
            <text:p text:style-name="P14"><text:span text:style-name="T21">public class </text:span><text:span text:style-name="T22">Order {</text:span><text:span text:style-name="T22"><text:line-break/></text:span><text:span text:style-name="T23"><text:line-break/></text:span><text:span text:style-name="T23"> <text:s text:c="3"/></text:span><text:span text:style-name="T17">public </text:span><text:span text:style-name="T19">final</text:span><text:span text:style-name="T17"> int </text:span><text:span text:style-name="T20">id</text:span><text:span text:style-name="T23">;</text:span><text:span text:style-name="T23"><text:line-break/></text:span><text:span text:style-name="T23"> <text:s text:c="3"/></text:span><text:span text:style-name="T17">public </text:span><text:span text:style-name="T19">final</text:span><text:span text:style-name="T17"> </text:span><text:span text:style-name="T23">String </text:span><text:span text:style-name="T20">username</text:span><text:span text:style-name="T23">;</text:span><text:span text:style-name="T23"><text:line-break/></text:span><text:span text:style-name="T23"> <text:s text:c="3"/></text:span><text:span text:style-name="T17">public </text:span><text:span text:style-name="T19">final</text:span><text:span text:style-name="T17"> int </text:span><text:span text:style-name="T20">amount</text:span><text:span text:style-name="T23">;</text:span><text:span text:style-name="T23"><text:line-break/></text:span><text:span text:style-name="T23"><text:line-break/></text:span><text:span text:style-name="T23"> <text:s text:c="3"/></text:span><text:span text:style-name="T17">public </text:span><text:span text:style-name="T23">Order(</text:span><text:span text:style-name="T17">final int </text:span><text:span text:style-name="T23">id, </text:span><text:span text:style-name="T17">final </text:span><text:span text:style-name="T23">String username, </text:span><text:span text:style-name="T17">final int </text:span><text:span text:style-name="T23">amount) {</text:span><text:span text:style-name="T23"><text:line-break/></text:span><text:span text:style-name="T23"> <text:s text:c="7"/></text:span><text:span text:style-name="T17">this</text:span><text:span text:style-name="T23">.</text:span><text:span text:style-name="T20">id </text:span><text:span text:style-name="T23">= id;</text:span><text:span text:style-name="T23"><text:line-break/></text:span><text:span text:style-name="T23"> <text:s text:c="7"/></text:span><text:span text:style-name="T17">this</text:span><text:span text:style-name="T23">.</text:span><text:span text:style-name="T20">username </text:span><text:span text:style-name="T23">= username;</text:span><text:span text:style-name="T23"><text:line-break/></text:span><text:span text:style-name="T23"> <text:s text:c="7"/></text:span><text:span text:style-name="T17">this</text:span><text:span text:style-name="T23">.</text:span><text:span text:style-name="T20">amount </text:span><text:span text:style-name="T24">= amount;</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5">java.util.Optional</text:span><text:span text:style-name="T14"> instead of </text:span><text:span text:style-name="T12">null</text:span><text:span text:style-name="T14">.</text:span></text:p>
            <text:p text:style-name="P12"><text:span text:style-name="T15"/></text:p>
            <text:p text:style-name="P13"><text:span text:style-name="T26">An </text:span><text:span text:style-name="T27">Optional</text:span> is just a container which contains either nothing or a something of a certain type.</text:p>
            <text:p text:style-name="P13"><text:span text:style-name="T27">Optional</text:span> can shield you from many NPEs.</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14"><text:span text:style-name="T28">Optional&lt;User&gt; findUserByName(</text:span><text:span text:style-name="T21">final </text:span><text:span text:style-name="T22">String name) {</text:span><text:span text:style-name="T22"><text:line-break/></text:span><text:span text:style-name="T22"> <text:s text:c="3"/></text:span><text:span text:style-name="T21">final </text:span><text:span text:style-name="T22">Document doc = </text:span><text:span text:style-name="T29">usersCollection</text:span><text:span text:style-name="T29"><text:line-break/></text:span><text:span text:style-name="T29"> <text:s text:c="11"/></text:span><text:span text:style-name="T22">.find(</text:span><text:span text:style-name="T30">eq</text:span><text:span text:style-name="T22">(</text:span><text:span text:style-name="T31">"_id"</text:span><text:span text:style-name="T22">, name)).first();</text:span><text:span text:style-name="T22"><text:line-break/></text:span><text:span text:style-name="T22"> <text:s text:c="3"/></text:span><text:span text:style-name="T32">// either: return doc == null ?</text:span><text:span text:style-name="T32"><text:line-break/></text:span><text:span text:style-name="T32"> <text:s text:c="3"/>// <text:s text:c="13"/>Optional.empty() : Optional.of(new User(doc)); ... or better</text:span><text:span text:style-name="T32"><text:line-break/></text:span><text:span text:style-name="T32"> <text:s text:c="3"/></text:span><text:span text:style-name="T21">return </text:span><text:span text:style-name="T22">Optional.</text:span><text:span text:style-name="T30">ofNullable</text:span><text:span text:style-name="T23">(doc).map(User::</text:span><text:span text:style-name="T17">new</text:span><text:span text:style-name="T24">);</text:span><text:span text:style-name="T24"><text:line-break/></text:span><text:span text:style-name="T24">}</text:span><text:span text:style-name="T24"><text:line-break/></text:span><text:span text:style-name="T24"/></text:p>
            <text:p text:style-name="P15"><text:span text:style-name="T24">. . .</text:span><text:span text:style-name="T24"><text:line-break/></text:span><text:span text:style-name="T24"/></text:p>
            <text:p text:style-name="P15"><text:span text:style-name="T17">if </text:span><text:span text:style-name="T24">(!optUser.isPresent()) { <text:s text:c="4"/></text:span><text:span text:style-name="T33">// replaces: <text:s text:c="3"/>if (user != null) {</text:span><text:span text:style-name="T22"><text:line-break/></text:span><text:span text:style-name="T24"> <text:s text:c="3"/></text:span><text:span text:style-name="T33">// user found</text:span><text:span text:style-name="T22"><text:line-break/></text:span><text:span text:style-name="T22"><text:tab/></text:span><text:span text:style-name="T24">User user = optUser.get();</text:span><text:span text:style-name="T22"><text:line-break/></text:span><text:span text:style-name="T22"><text:tab/></text:span><text:span text:style-name="T24">. . .</text:span><text:span text:style-name="T22"><text:line-break/></text:span><text:span text:style-name="T22">} else</text:span><text:span text:style-name="T24"> {</text:span><text:span text:style-name="T22"><text:line-break/></text:span><text:span text:style-name="T24"> <text:s text:c="3"/></text:span><text:span text:style-name="T33">// user not found</text:span><text:span text:style-name="T22"><text:line-break/></text:span><text:span text:style-name="T22"><text:tab/></text:span><text:span text:style-name="T24">. . .</text:span><text:span text:style-name="T22"><text:line-break/></text:span><text:span text:style-name="T24">}</text:span><text:span text:style-name="T22"><text:line-break/></text:span><text:span text:style-name="T22"/></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p>
            <text:list text:style-name="L2">
              <text:list-item>
                <text:p text:style-name="P6"><text:span text:style-name="T36">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span><text:span text:style-name="T35"><text:line-break/></text:span><text:span text:style-name="T35"><text:line-break/></text:span><text:span text:style-name="T37">new </text:span><text:span text:style-name="T38">Thread(r).start();</text:span><text:span text:style-name="T38"><text:line-break/></text:span><text:span text:style-name="T38"/></text:p>
            <text:list text:style-name="L2">
              <text:list-item>
                <text:p text:style-name="P6"><text:span text:style-name="T36">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39">if </text:span><text:span text:style-name="T40">(t != </text:span><text:span text:style-name="T39">null</text:span><text:span text:style-name="T40">) {</text:span><text:span text:style-name="T40"><text:line-break/></text:span><text:span text:style-name="T40"> <text:s text:c="7"/>t.printStackTrace();</text:span><text:span text:style-name="T40"><text:line-break/></text:span><text:span text:style-name="T40"> <text:s text:c="3"/>} </text:span><text:span text:style-name="T39">else </text:span><text:span text:style-name="T40">{</text:span><text:span text:style-name="T40"><text:line-break/></text:span><text:span text:style-name="T40"> <text:s text:c="7"/>simpsons.forEach(simpson -&gt; System.</text:span><text:span text:style-name="T34">out</text:span><text:span text:style-name="T38">.println(simpson));</text:span><text:span text:style-name="T38"><text:line-break/></text:span><text:span text:style-name="T38"> <text:s text:c="3"/>}</text:span><text:span text:style-name="T38"><text:line-break/></text:span><text:span text:style-name="T38">};</text:span><text:span text:style-name="T38"><text:line-break/></text:span><text:span text:style-name="T38"><text:line-break/></text:span><text:span text:style-name="T38">nonblockingIOWithCallbacks_GetDataFromDB(callback);</text:span></text:p>
            <text:list text:style-name="L2">
              <text:list-item>
                <text:p text:style-name="P13"><text:span text:style-name="T36">Callbacks</text:span>: They do not block on I/O, but they can bring you to the “Callback Hell“.<text:span text:style-name="T38"><text:line-break/></text:span><text:span text:style-name="T38"/></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0"><text:line-break/></text:span><text:span text:style-name="T40"><text:tab/></text:span><text:span text:style-name="T40">.filter(. . .)</text:span><text:span text:style-name="T40"><text:line-break/></text:span><text:span text:style-name="T40"><text:tab/></text:span><text:span text:style-name="T40">.map(. . .)</text:span><text:span text:style-name="T40"><text:line-break/></text:span><text:span text:style-name="T40"><text:tab/></text:span><text:span text:style-name="T40">.flatMap(. . .)</text:span><text:span text:style-name="T40"><text:line-break/></text:span><text:span text:style-name="T40"><text:tab/></text:span><text:span text:style-name="T40">.subscribe(</text:span><text:span text:style-name="T39">new </text:span><text:span text:style-name="T40">Observer&lt;String&gt;() {</text:span><text:span text:style-name="T40"><text:line-break/></text:span><text:span text:style-name="T40"><text:tab/></text:span><text:span text:style-name="T41"> <text:s text:c="3"/></text:span><text:span text:style-name="T39">public void </text:span><text:span text:style-name="T40">onNext(String simpson) {</text:span><text:span text:style-name="T40"><text:line-break/></text:span><text:span text:style-name="T40"> <text:s text:c="3"/></text:span><text:span text:style-name="T40"><text:tab/></text:span><text:span text:style-name="T40"> <text:s text:c="3"/>System.</text:span><text:span text:style-name="T34">out</text:span><text:span text:style-name="T38">.println(simpson);</text:span><text:span text:style-name="T38"><text:line-break/></text:span><text:span text:style-name="T38"> <text:s text:c="3"/></text:span><text:span text:style-name="T38"><text:tab/></text:span><text:span text:style-name="T38">}</text:span><text:span text:style-name="T38"><text:line-break/></text:span><text:span text:style-name="T40"><text:tab/></text:span><text:span text:style-name="T41"> <text:s text:c="3"/></text:span><text:span text:style-name="T39">public void </text:span><text:span text:style-name="T40">onCompleted() {</text:span><text:span text:style-name="T40"><text:line-break/></text:span><text:span text:style-name="T40"> <text:s text:c="3"/></text:span><text:span text:style-name="T40"><text:tab/></text:span><text:span text:style-name="T40"> <text:s text:c="3"/>System.</text:span><text:span text:style-name="T34">out</text:span><text:span text:style-name="T40">.println(</text:span><text:span text:style-name="T42">"----- DONE –----"</text:span><text:span text:style-name="T40">);</text:span><text:span text:style-name="T40"><text:line-break/></text:span><text:span text:style-name="T40"> <text:s text:c="3"/></text:span><text:span text:style-name="T40"><text:tab/></text:span><text:span text:style-name="T40">}</text:span><text:span text:style-name="T40"><text:line-break/></text:span><text:span text:style-name="T40"><text:tab/></text:span><text:span text:style-name="T41"> <text:s text:c="3"/></text:span><text:span text:style-name="T39">public void </text:span><text:span text:style-name="T40">onError(Throwable t) {</text:span><text:span text:style-name="T40"><text:line-break/></text:span><text:span text:style-name="T40"> <text:s text:c="3"/></text:span><text:span text:style-name="T40"><text:tab/></text:span><text:span text:style-name="T40"> <text:s text:c="3"/>t.printStackTrace();</text:span><text:span text:style-name="T40"><text:line-break/></text:span><text:span text:style-name="T40"> <text:s text:c="3"/></text:span><text:span text:style-name="T40"><text:tab/></text:span><text:span text:style-name="T40">}</text:span><text:span text:style-name="T40"><text:line-break/></text:span><text:span text:style-name="T38">});</text:span></text:p>
            <text:list text:style-name="L2">
              <text:list-item>
                <text:p text:style-name="P16"><text:span text:style-name="T36">Streams</text:span><text:span text:style-name="T43">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0">&gt; use shop</text:span></text:p>
            <text:p text:style-name="P17"><text:span text:style-name="T40">switched to db shop</text:span></text:p>
            <text:p text:style-name="P17"><text:span text:style-name="T40">&gt; db.users.find()</text:span></text:p>
            <text:p text:style-name="P17"><text:span text:style-name="T40">{ "_id" : "homer", "password" : "password" }</text:span></text:p>
            <text:p text:style-name="P17"><text:span text:style-name="T40">{ "_id" : "marge", "password" : "password" }</text:span></text:p>
            <text:p text:style-name="P17"><text:span text:style-name="T40">{ "_id" : "bart", "password" : "password" }</text:span></text:p>
            <text:p text:style-name="P17"><text:span text:style-name="T40">{ "_id" : "lisa", "password" : "password" }</text:span></text:p>
            <text:p text:style-name="P17"><text:span text:style-name="T40">{ "_id" : "maggie", "password" : "password" }</text:span></text:p>
            <text:p text:style-name="P17"><text:span text:style-name="T40">&gt; db.orders.find()</text:span></text:p>
            <text:p text:style-name="P17"><text:span text:style-name="T40">{ "_id" : 1, "username" : "marge", "amount" : 71125 }</text:span></text:p>
            <text:p text:style-name="P17"><text:span text:style-name="T40">{ "_id" : 2, "username" : "marge", "amount" : 11528 }</text:span></text:p>
            <text:p text:style-name="P17"><text:span text:style-name="T40">{ "_id" : 13, "username" : "lisa", "amount" : 24440 }</text:span></text:p>
            <text:p text:style-name="P17"><text:span text:style-name="T40">{ "_id" : 14, "username" : "lisa", "amount" : 13532 }</text:span></text:p>
            <text:p text:style-name="P17"><text:span text:style-name="T40">{ "_id" : 19, "username" : "maggie", "amount" : 65818 }</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queries the user by her username and checks the password throwing an exception if the user with that name does not exist or if the password is incorrect.</text:p>
            <text:p>Having logged in she queries her orders from the DB. Then the eCommerce statistics is computed from all the users orders and printed on the scree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1">private </text:span><text:span text:style-name="T22">String logIn(</text:span><text:span text:style-name="T21">final </text:span><text:span text:style-name="T22">Credentials credentials) {</text:span><text:span text:style-name="T22"><text:line-break/></text:span><text:span text:style-name="T22"> <text:s text:c="3"/></text:span><text:span text:style-name="T21">final </text:span><text:span text:style-name="T22">Optional&lt;User&gt; optUser = </text:span><text:span text:style-name="T29">dao</text:span><text:span text:style-name="T22">.findUserByName(credentials.</text:span><text:span text:style-name="T29">username</text:span><text:span text:style-name="T22">);</text:span><text:span text:style-name="T22"><text:line-break/></text:span><text:span text:style-name="T22"> <text:s text:c="3"/></text:span><text:span text:style-name="T21">final </text:span><text:span text:style-name="T22">User user = </text:span><text:span text:style-name="T30">checkUserLoggedIn</text:span><text:span text:style-name="T22">(optUser, credentials);</text:span><text:span text:style-name="T22"><text:line-break/></text:span><text:span text:style-name="T22"> <text:s text:c="3"/></text:span><text:span text:style-name="T21">return </text:span><text:span text:style-name="T22">user.</text:span><text:span text:style-name="T29">name</text:span><text:span text:style-name="T22">;</text:span><text:span text:style-name="T22"><text:line-break/></text:span><text:span text:style-name="T22">}</text:span><text:span text:style-name="T22"><text:line-break/></text:span><text:span text:style-name="T22"><text:line-break/></text:span><text:span text:style-name="T21">private </text:span><text:span text:style-name="T22">Result processOrdersOf(</text:span><text:span text:style-name="T21">final </text:span><text:span text:style-name="T22">String username) {</text:span><text:span text:style-name="T22"><text:line-break/></text:span><text:span text:style-name="T22"> <text:s text:c="3"/></text:span><text:span text:style-name="T21">final </text:span><text:span text:style-name="T22">List&lt;Order&gt; orders = </text:span><text:span text:style-name="T29">dao</text:span><text:span text:style-name="T22">.findOrdersByUsername(username);</text:span><text:span text:style-name="T22"><text:line-break/></text:span><text:span text:style-name="T22"> <text:s text:c="3"/></text:span><text:span text:style-name="T21">return new </text:span><text:span text:style-name="T22">Result(username, orders);</text:span><text:span text:style-name="T22"><text:line-break/></text:span><text:span text:style-name="T22">}</text:span><text:span text:style-name="T22"><text:line-break/></text:span><text:span text:style-name="T22"><text:line-break/></text:span><text:span text:style-name="T21">private void </text:span><text:span text:style-name="T22">eCommerceStatistics(</text:span><text:span text:style-name="T21">final </text:span><text:span text:style-name="T22">Credentials credentials) {</text:span><text:span text:style-name="T22"><text:line-break/></text:span><text:span text:style-name="T22"><text:line-break/></text:span><text:span text:style-name="T22"> <text:s text:c="3"/></text:span><text:span text:style-name="T21">try </text:span><text:span text:style-name="T22">{</text:span><text:span text:style-name="T22"><text:line-break/></text:span><text:span text:style-name="T22"> <text:s text:c="7"/></text:span><text:span text:style-name="T21">final </text:span><text:span text:style-name="T22">String username = logIn(credentials);</text:span><text:span text:style-name="T22"><text:line-break/></text:span><text:span text:style-name="T22"> <text:s text:c="7"/></text:span><text:span text:style-name="T21">final </text:span><text:span text:style-name="T22">Result result = processOrdersOf(username);</text:span><text:span text:style-name="T22"><text:line-break/></text:span><text:span text:style-name="T22"> <text:s text:c="7"/>result.display();</text:span><text:span text:style-name="T22"><text:line-break/></text:span><text:span text:style-name="T22"> <text:s text:c="3"/>} </text:span><text:span text:style-name="T21">catch </text:span><text:span text:style-name="T22">(Exception e) {</text:span><text:span text:style-name="T22"><text:line-break/></text:span><text:span text:style-name="T22"> <text:s text:c="7"/>System.</text:span><text:span text:style-name="T44">err</text:span><text:span text:style-name="T24">.println(e.toString());</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5">https://mongodb.github.io/mongo-java-driver/3.2/</text:span></text:p>
            <text:list text:continue-numbering="true" text:style-name="L2">
              <text:list-item>
                <text:p>SBT:</text:p>
              </text:list-item>
            </text:list>
            <text:p text:style-name="P13"><text:span text:style-name="T46">libraryDependencies </text:span><text:span text:style-name="T47">+= </text:span><text:span text:style-name="T48">"org.mongodb" </text:span><text:span text:style-name="T38">% </text:span><text:span text:style-name="T48">"mongodb-driver" </text:span><text:span text:style-name="T38">% </text:span><text:span text:style-name="T48">"3.2.2"</text:span><text:span text:style-name="T38"><text:line-break/></text:span><text:span text:style-name="T38">// or</text:span><text:span text:style-name="T38"><text:line-break/></text:span><text:span text:style-name="T46">libraryDependencies </text:span><text:span text:style-name="T38">+= </text:span><text:span text:style-name="T48">"org.mongodb" </text:span><text:span text:style-name="T38">% </text:span><text:span text:style-name="T48">"mongo-java-driver" </text:span><text:span text:style-name="T38">% </text:span><text:span text:style-name="T48">"3.2.2"</text:span></text:p>
            <text:p text:style-name="P13">Imports:</text:p>
            <text:p text:style-name="P14"><text:span text:style-name="T37">import </text:span><text:span text:style-name="T35">com.mongodb.MongoClient;</text:span><text:span text:style-name="T35"><text:line-break/></text:span><text:span text:style-name="T37">import </text:span><text:span text:style-name="T35">com.mongodb.client.MongoCollection;</text:span><text:span text:style-name="T35"><text:line-break/></text:span><text:span text:style-name="T37">import </text:span><text:span text:style-name="T38">com.mongodb.client.MongoDatabase;</text:span><text:span text:style-name="T38"><text:line-break/></text:span><text:span text:style-name="T38"/></text:p>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5.853cm" svg:x="1.542cm" svg:y="5.147cm" presentation:class="outline" presentation:user-transformed="true">
          <draw:text-box>
            <text:p/>
            <text:p><text:span text:style-name="T26"/></text:p>
          </draw:text-box>
        </draw:frame>
        <draw:frame draw:style-name="gr2" draw:text-style-name="P21" draw:layer="layout" svg:width="23.374cm" svg:height="15.803cm" svg:x="2.373cm" svg:y="5.37cm">
          <draw:text-box>
            <text:p text:style-name="P18"><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span text:style-name="T50"><text:line-break/></text:span><text:span text:style-name="T50"> <text:s text:c="7"/></text:span><text:span text:style-name="T49">final </text:span><text:span text:style-name="T50">Document doc = </text:span><text:span text:style-name="T51">usersCollection</text:span><text:span text:style-name="T51"><text:line-break/></text:span><text:span text:style-name="T51"> <text:s text:c="15"/></text:span><text:span text:style-name="T50">.find(</text:span><text:span text:style-name="T52">eq</text:span><text:span text:style-name="T50">(</text:span><text:span text:style-name="T53">"_id"</text:span><text:span text:style-name="T50">, name))</text:span><text:span text:style-name="T50"><text:line-break/></text:span><text:span text:style-name="T50"> <text:s text:c="15"/>.first();</text:span><text:span text:style-name="T50"><text:line-break/></text:span><text:span text:style-name="T50"> <text:s text:c="7"/></text:span><text:span text:style-name="T49">return </text:span><text:span text:style-name="T50">Optional.</text:span><text:span text:style-name="T52">ofNullable</text:span><text:span text:style-name="T50">(doc).map(User::</text:span><text:span text:style-name="T49">new</text:span><text:span text:style-name="T50">);</text:span><text:span text:style-name="T50"><text:line-break/></text:span><text:span text:style-name="T50"> <text:s text:c="3"/>}</text:span><text:span text:style-name="T50"><text:line-break/></text:span><text:span text:style-name="T50"><text:line-break/></text:span><text:span text:style-name="T50"> <text:s text:c="3"/></text:span><text:span text:style-name="T49">private </text:span><text:span text:style-name="T50">List&lt;Order&gt; _findOrdersByUsername(</text:span><text:span text:style-name="T49">final </text:span><text:span text:style-name="T50">String username) {</text:span><text:span text:style-name="T50"><text:line-break/></text:span><text:span text:style-name="T50"> <text:s text:c="7"/></text:span><text:span text:style-name="T49">final </text:span><text:span text:style-name="T50">List&lt;Document&gt; docs = </text:span><text:span text:style-name="T51">ordersCollection</text:span><text:span text:style-name="T51"><text:line-break/></text:span><text:span text:style-name="T51"> <text:s text:c="15"/></text:span><text:span text:style-name="T50">.find(</text:span><text:span text:style-name="T52">eq</text:span><text:span text:style-name="T50">(</text:span><text:span text:style-name="T53">"username"</text:span><text:span text:style-name="T50">, username))</text:span><text:span text:style-name="T50"><text:line-break/></text:span><text:span text:style-name="T50"> <text:s text:c="15"/>.into(</text:span><text:span text:style-name="T49">new </text:span><text:span text:style-name="T50">ArrayList&lt;&gt;());</text:span><text:span text:style-name="T50"><text:line-break/></text:span><text:span text:style-name="T50"> <text:s text:c="7"/></text:span><text:span text:style-name="T49">return </text:span><text:span text:style-name="T50">docs.stream()</text:span><text:span text:style-name="T50"><text:line-break/></text:span><text:span text:style-name="T50"> <text:s text:c="15"/>.map(doc -&gt; </text:span><text:span text:style-name="T49">new </text:span><text:span text:style-name="T50">Order(doc))</text:span><text:span text:style-name="T50"><text:line-break/></text:span><text:span text:style-name="T50"> <text:s text:c="15"/>.collect(</text:span><text:span text:style-name="T52">toList</text:span><text:span text:style-name="T50">());</text:span><text:span text:style-name="T50"><text:line-break/></text:span><text:span text:style-name="T50"> <text:s text:c="3"/>}</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49">return </text:span><text:span text:style-name="T50">_findUserByName(name);</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49">return </text:span><text:span text:style-name="T54">_findOrdersByUsername(username);</text:span><text:span text:style-name="T54"><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layer="layout" svg:width="25.199cm" svg:height="3.506cm" svg:x="1.4cm" svg:y="0.837cm" presentation:class="title">
          <draw:text-box>
            <text:p><text:span text:style-name="T2">Example 2: Blocking Mongo driver + async db access with </text:span><text:span text:style-name="T57">Future</text:span><text:span text:style-name="T2"> (Java 5)</text:span></text:p>
          </draw:text-box>
        </draw:frame>
        <draw:frame presentation:style-name="pr6" draw:layer="layout" svg:width="25.199cm" svg:height="15.853cm" svg:x="1.542cm" svg:y="5.147cm" presentation:class="outline" presentation:user-transformed="true">
          <draw:text-box>
            <text:p/>
            <text:p><text:span text:style-name="T26"/></text:p>
          </draw:text-box>
        </draw:frame>
        <draw:frame draw:style-name="gr3" draw:text-style-name="P21" draw:layer="layout" svg:width="23.374cm" svg:height="12.83cm" svg:x="2.373cm" svg:y="5.37cm">
          <draw:text-box>
            <text:p text:style-name="P18"><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p>
            <text:p><text:span text:style-name="T58"><text:s text:c="8"/></text:span><text:span text:style-name="T58">// blocking access to usersCollection as before</text:span><text:span text:style-name="T58"><text:line-break/></text:span><text:span text:style-name="T50"> <text:s text:c="3"/>}</text:span><text:span text:style-name="T50"><text:line-break/></text:span><text:span text:style-name="T50"><text:line-break/></text:span><text:span text:style-name="T50"> <text:s text:c="3"/></text:span><text:span text:style-name="T49">private </text:span><text:span text:style-name="T50">List&lt;Order&gt; _findOrdersByUsername(</text:span><text:span text:style-name="T49">final </text:span><text:span text:style-name="T50">String username) {</text:span><text:span text:style-name="T50"><text:line-break/></text:span><text:span text:style-name="T58"> <text:s text:c="7"/>// blocking access to ordersCollection as before</text:span><text:span text:style-name="T58"><text:line-break/></text:span><text:span text:style-name="T50"> <text:s text:c="3"/>}</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59">Callable&lt;Optional&lt;User&gt;&gt; callable = () -&gt; _findUserByName(name);</text:span><text:span text:style-name="T59"><text:line-break/></text:span><text:span text:style-name="T50"> <text:s text:c="7"/></text:span><text:span text:style-name="T60">return</text:span><text:span text:style-name="T49"> </text:span><text:span text:style-name="T61">executor</text:span><text:span text:style-name="T62">.submit(callable);</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63">Callable&lt;List&lt;Order&gt;&gt; callable = () -&gt; _findOrdersByUsername(username);</text:span><text:span text:style-name="T63"><text:line-break/></text:span><text:span text:style-name="T54"> <text:s text:c="7"/></text:span><text:span text:style-name="T60">return</text:span><text:span text:style-name="T49"> </text:span><text:span text:style-name="T61">executor</text:span><text:span text:style-name="T62">.submit(callable);</text:span><text:span text:style-name="T54"><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layer="layout" svg:width="25.199cm" svg:height="3.506cm" svg:x="1.4cm" svg:y="0.837cm" presentation:class="title">
          <draw:text-box>
            <text:p><text:span text:style-name="T2">Example 2: Blocking Mongo driver + async db access with </text:span><text:span text:style-name="T57">Future</text:span><text:span text:style-name="T2"> (Java 5)</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Future</text:span> you must use the <text:span text:style-name="T27">Future</text:span>‘s <text:span text:style-name="T27">get()</text:span> or <text:span text:style-name="T27">get(timeout)</text:span> method.</text:p>
              </text:list-item>
              <text:list-item>
                <text:p><text:span text:style-name="T27">get()</text:span> blocks the invoker until the result is available.</text:p>
              </text:list-item>
              <text:list-item>
                <text:p><text:span text:style-name="T27">get(timeout)</text:span> polls the <text:span text:style-name="T27">Future</text:span> but wastes resources. (busy wait)</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4" draw:layer="layout" svg:width="25.199cm" svg:height="3.506cm" svg:x="1.4cm" svg:y="0.837cm" presentation:class="title">
          <draw:text-box>
            <text:p><text:span text:style-name="T57">Future</text:span><text:span text:style-name="T2"> (Java 5) with </text:span><text:span text:style-name="T57">CompletionServic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To mitigate the pain of Java 5 <text:span text:style-name="T27">Future</text:span>s you can use a <text:span text:style-name="T27">java.util.concurrrent.CompletionService</text:span>.</text:p>
              </text:list-item>
              <text:list-item>
                <text:p>The <text:span text:style-name="T27">CompletionService</text:span> manages a Queue of <text:span text:style-name="T27">Future</text:span>s and allows to wait for the <text:span text:style-name="T27">Future</text:span>s as they complete.</text:p>
              </text:list-item>
              <text:list-item>
                <text:p>With the take() method you <text:span text:style-name="T64">block only one Thread</text:span> to wait for many <text:span text:style-name="T27">Future</text:span>s to complete.</text:p>
              </text:list-item>
              <text:list-item>
                <text:p><text:a xlink:href="https://docs.oracle.com/javase/8/docs/api/java/util/concurrent/CompletionService.html" xlink:type="simple">https://docs.oracle.com/javase/8/docs/api/java/util/concurrent/CompletionService.html</text:a></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4" draw:text-style-name="P22" draw:layer="layout" svg:width="25.199cm" svg:height="3.506cm" svg:x="1.4cm" svg:y="0.837cm" presentation:class="title" presentation:user-transformed="true">
          <draw:text-box>
            <text:p><text:span text:style-name="T65">Example 3: Blocking Mongo driver + async db access with </text:span><text:span text:style-name="T66">CompletableFuture</text:span><text:span text:style-name="T65"> (Java 8)</text:span></text:p>
          </draw:text-box>
        </draw:frame>
        <draw:frame presentation:style-name="pr6" draw:layer="layout" svg:width="25.199cm" svg:height="12.179cm" svg:x="1.542cm" svg:y="5.547cm" presentation:class="outline" presentation:user-transformed="true">
          <draw:text-box>
            <text:p/>
            <text:p><text:span text:style-name="T26"/></text:p>
          </draw:text-box>
        </draw:frame>
        <draw:frame draw:style-name="gr4" draw:text-style-name="P23" draw:layer="layout" svg:width="25.068cm" svg:height="12.347cm" svg:x="1.673cm" svg:y="5.77cm">
          <draw:text-box>
            <text:p><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p>
            <text:p><text:span text:style-name="T58"><text:s text:c="8"/></text:span><text:span text:style-name="T58">// blocking access to usersCollection as before</text:span><text:span text:style-name="T58"><text:line-break/></text:span><text:span text:style-name="T54"> <text:s text:c="3"/>}</text:span><text:span text:style-name="T54"><text:line-break/></text:span><text:span text:style-name="T54"><text:line-break/></text:span><text:span text:style-name="T54"> <text:s text:c="3"/></text:span><text:span text:style-name="T49">private </text:span><text:span text:style-name="T54">List&lt;Order&gt; _findOrdersByUsername(</text:span><text:span text:style-name="T49">final </text:span><text:span text:style-name="T54">String username) {</text:span><text:span text:style-name="T54"><text:line-break/></text:span><text:span text:style-name="T58"> <text:s text:c="7"/>// blocking access to ordersCollection as before</text:span><text:span text:style-name="T58"><text:line-break/></text:span><text:span text:style-name="T54"> <text:s text:c="3"/>}</text:span><text:span text:style-name="T54"><text:line-break/></text:span><text:span text:style-name="T54"><text:line-break/></text:span><text:span text:style-name="T54"> <text:s text:c="3"/>CompletionStage&lt;Optional&lt;User&gt;&gt; findUserByName(</text:span><text:span text:style-name="T49">final </text:span><text:span text:style-name="T54">String name) {</text:span><text:span text:style-name="T54"><text:line-break/></text:span><text:span text:style-name="T58"> <text:s text:c="7"/></text:span><text:span text:style-name="T54">Supplier&lt;Optional&lt;User&gt;&gt; supplier = () -&gt; _findUserByName(name);</text:span><text:span text:style-name="T54"><text:line-break/></text:span><text:span text:style-name="T58"> <text:s text:c="7"/></text:span><text:span text:style-name="T60">return</text:span><text:span text:style-name="T54"> CompletableFuture.</text:span><text:span text:style-name="T58">supplyAsync</text:span><text:span text:style-name="T67">(supplier);</text:span><text:span text:style-name="T67"><text:line-break/></text:span><text:span text:style-name="T54"> <text:s text:c="3"/>}</text:span><text:span text:style-name="T54"><text:line-break/></text:span><text:span text:style-name="T54"><text:line-break/></text:span><text:span text:style-name="T54"> <text:s text:c="3"/>CompletionStage&lt;List&lt;Order&gt;&gt; findOrdersByUsername(</text:span><text:span text:style-name="T49">final </text:span><text:span text:style-name="T54">String username) {</text:span><text:span text:style-name="T54"><text:line-break/></text:span><text:span text:style-name="T58"> <text:s text:c="7"/></text:span><text:span text:style-name="T54">Supplier&lt;List&lt;Order&gt;&gt; supplier = () -&gt; _findOrdersByUsername(username);</text:span><text:span text:style-name="T54"><text:line-break/></text:span><text:span text:style-name="T58"> <text:s text:c="7"/></text:span><text:span text:style-name="T68">return</text:span><text:span text:style-name="T54"> CompletableFuture.</text:span><text:span text:style-name="T58">supplyAsync</text:span><text:span text:style-name="T62">(supplier);</text:span><text:span text:style-name="T62"><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4" draw:layer="layout" svg:width="25.199cm" svg:height="3.506cm" svg:x="1.4cm" svg:y="0.837cm" presentation:class="title">
          <draw:text-box>
            <text:p><text:span text:style-name="T65">Example 3: Blocking Mongo driver + async db access with </text:span><text:span text:style-name="T66">CompletableFuture</text:span><text:span text:style-name="T65"> (Java 8)</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text-style-name="P24" draw:layer="layout" svg:width="25.199cm" svg:height="3.506cm" svg:x="1.4cm" svg:y="0.837cm" presentation:class="title" presentation:user-transformed="true">
          <draw:text-box>
            <text:p><text:span text:style-name="T69">Example 4: Blocking Mongo driver + async db access with </text:span><text:span text:style-name="T70">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3" draw:layer="layout" svg:width="25.198cm" svg:height="14.73cm" svg:x="1.543cm" svg:y="5.47cm">
          <draw:text-box>
            <text:p><text:span text:style-name="T49">class </text:span><text:span text:style-name="T50">DAO {</text:span><text:span text:style-name="T50"><text:line-break/></text:span><text:span text:style-name="T50"><text:line-break/></text:span><text:span text:style-name="T54"> <text:s text:c="3"/></text:span><text:span text:style-name="T49">private </text:span><text:span text:style-name="T54">List&lt;Order&gt; _findOrdersByUsername(</text:span><text:span text:style-name="T49">final </text:span><text:span text:style-name="T54">String username) {</text:span><text:span text:style-name="T54"><text:line-break/></text:span><text:span text:style-name="T58"> <text:s text:c="7"/>// blocking access to ordersCollection as before</text:span><text:span text:style-name="T58"><text:line-break/></text:span><text:span text:style-name="T54"> <text:s text:c="3"/>}</text:span><text:span text:style-name="T54"><text:line-break/></text:span><text:span text:style-name="T54"><text:line-break/></text:span><text:span text:style-name="T54"> <text:s text:c="3"/>CompletionStage&lt;List&lt;Order&gt;&gt; findOrdersByUsername(</text:span><text:span text:style-name="T49">final </text:span><text:span text:style-name="T54">String username) {</text:span><text:span text:style-name="T54"><text:line-break/></text:span><text:span text:style-name="T71"><text:line-break/></text:span><text:span text:style-name="T58"> <text:s text:c="7"/></text:span><text:span text:style-name="T68">final </text:span><text:span text:style-name="T58">CompletableFuture&lt;List&lt;Order&gt;&gt; future = </text:span><text:span text:style-name="T72">new </text:span><text:span text:style-name="T58">CompletableFuture&lt;&gt;();</text:span><text:span text:style-name="T58"><text:line-break/></text:span><text:span text:style-name="T58"><text:line-break/></text:span><text:span text:style-name="T58"> <text:s text:c="7"/></text:span><text:span text:style-name="T68">final </text:span><text:span text:style-name="T58">Runnable runnable = () -&gt; {</text:span><text:span text:style-name="T58"><text:line-break/></text:span><text:span text:style-name="T58"> <text:s text:c="11"/></text:span><text:span text:style-name="T68">try </text:span><text:span text:style-name="T58">{</text:span><text:span text:style-name="T58"><text:line-break/></text:span><text:span text:style-name="T58"> <text:s text:c="15"/>future.complete(_findOrdersByUsername(username));</text:span><text:span text:style-name="T58"><text:line-break/></text:span><text:span text:style-name="T58"> <text:s text:c="11"/>} </text:span><text:span text:style-name="T68">catch </text:span><text:span text:style-name="T58">(Exception e) {</text:span><text:span text:style-name="T58"><text:line-break/></text:span><text:span text:style-name="T58"> <text:s text:c="15"/>future.completeExceptionally(e);</text:span><text:span text:style-name="T58"><text:line-break/></text:span><text:span text:style-name="T58"> <text:s text:c="11"/>}</text:span><text:span text:style-name="T58"><text:line-break/></text:span><text:span text:style-name="T58"> <text:s text:c="7"/>};</text:span><text:span text:style-name="T58"><text:line-break/></text:span><text:span text:style-name="T58"><text:line-break/></text:span><text:span text:style-name="T58"> <text:s text:c="7"/></text:span><text:span text:style-name="T61">executor</text:span><text:span text:style-name="T58">.execute(runnable);</text:span><text:span text:style-name="T58"><text:line-break/></text:span><text:span text:style-name="T71"><text:line-break/></text:span><text:span text:style-name="T58"> <text:s text:c="7"/></text:span><text:span text:style-name="T68">return</text:span><text:span text:style-name="T54"> future</text:span><text:span text:style-name="T62">;</text:span><text:span text:style-name="T62"><text:line-break/></text:span><text:span text:style-name="T54"> <text:s text:c="3"/>}</text:span><text:span text:style-name="T54"><text:line-break/></text:span><text:span text:style-name="T54">}</text:span><text:span text:style-name="T55"><text:line-break/></text:span><text:span text:style-name="T55"/></text:p>
          </draw:text-box>
        </draw:frame>
        <draw:frame presentation:style-name="pr6" draw:layer="layout" svg:width="25.199cm" svg:height="12.179cm" svg:x="1.543cm" svg:y="5.548cm" presentation:class="outline" presentation:user-transformed="true">
          <draw:text-box>
            <text:p/>
            <text:p><text:span text:style-name="T26"/></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4" draw:layer="layout" svg:width="25.199cm" svg:height="3.506cm" svg:x="1.4cm" svg:y="0.837cm" presentation:class="title">
          <draw:text-box>
            <text:p><text:span text:style-name="T69">Example 4: Blocking Mongo driver + async db access with </text:span><text:span text:style-name="T70">CompletableFuture.complet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27">AsynchronousSocketChannel</text:span> for fast and non-blocking IO.“ (quote from the doc)</text:p>
              </text:list-item>
              <text:list-item>
                <text:p>See:</text:p>
              </text:list-item>
            </text:list>
            <text:p text:style-name="P13"><text:span text:style-name="T45">https://mongodb.github.io/mongo-java-driver/3.2/driver-async/</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async" </text:span><text:span text:style-name="T38">% </text:span><text:span text:style-name="T48">"3.2.2"</text:span></text:p>
            <text:list text:continue-numbering="true" text:style-name="L2">
              <text:list-item>
                <text:p text:style-name="P16">Imports:</text:p>
              </text:list-item>
            </text:list>
            <text:p text:style-name="P14"><text:span text:style-name="T17">import </text:span><text:span text:style-name="T23">com.mongodb.async.SingleResultCallback;</text:span><text:span text:style-name="T23"><text:line-break/></text:span><text:span text:style-name="T17">import </text:span><text:span text:style-name="T23">com.mongodb.async.client.MongoClient;</text:span><text:span text:style-name="T23"><text:line-break/></text:span><text:span text:style-name="T17">import </text:span><text:span text:style-name="T23">com.mongodb.async.client.MongoClients;</text:span><text:span text:style-name="T23"><text:line-break/></text:span><text:span text:style-name="T17">import </text:span><text:span text:style-name="T23">com.mongodb.async.client.MongoCollection;</text:span><text:span text:style-name="T23"><text:line-break/></text:span><text:span text:style-name="T17">import </text:span><text:span text:style-name="T24">com.mongodb.async.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4" draw:text-style-name="P25"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2" draw:text-style-name="P23" draw:layer="layout" svg:width="25.058cm" svg:height="15.803cm" svg:x="1.542cm" svg:y="5.37cm">
          <draw:text-box>
            <text:p><text:span text:style-name="T49">class </text:span><text:span text:style-name="T50">DAO {</text:span><text:span text:style-name="T50"><text:line-break/></text:span><text:span text:style-name="T50"><text:line-break/></text:span><text:span text:style-name="T54"> <text:s text:c="3"/></text:span><text:span text:style-name="T73">private void</text:span><text:span text:style-name="T74"> _</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75">callback</text:span><text:span text:style-name="T54">) {</text:span><text:span text:style-name="T54"><text:line-break/></text:span><text:span text:style-name="T54"> <text:s text:c="7"/></text:span><text:span text:style-name="T51">ordersCollection</text:span><text:span text:style-name="T51"><text:line-break/></text:span><text:span text:style-name="T51"> <text:s text:c="15"/></text:span><text:span text:style-name="T54">.find(</text:span><text:span text:style-name="T58">eq</text:span><text:span text:style-name="T62">(</text:span><text:span text:style-name="T76">"username"</text:span><text:span text:style-name="T62">, username))</text:span><text:span text:style-name="T62"><text:line-break/></text:span><text:span text:style-name="T62"> <text:s text:c="15"/>.map(doc -&gt; </text:span><text:span text:style-name="T73">new </text:span><text:span text:style-name="T62">Order(doc))</text:span><text:span text:style-name="T62"><text:line-break/></text:span><text:span text:style-name="T62"> <text:s text:c="15"/>.into(</text:span><text:span text:style-name="T73">new </text:span><text:span text:style-name="T62">ArrayList&lt;&gt;(), </text:span><text:span text:style-name="T77">callback</text:span><text:span text:style-name="T62">);</text:span><text:span text:style-name="T62"><text:line-break/></text:span><text:span text:style-name="T62"> <text:s text:c="3"/>}</text:span><text:span text:style-name="T62"><text:line-break/></text:span><text:span text:style-name="T62"><text:line-break/></text:span><text:span text:style-name="T62"> <text:s text:c="3"/></text:span><text:span text:style-name="T73">void</text:span><text:span text:style-name="T78"> </text:span><text:span text:style-name="T62">findOrdersByUsername(</text:span><text:span text:style-name="T73">final </text:span><text:span text:style-name="T62">String username,</text:span><text:span text:style-name="T62"><text:line-break/></text:span><text:span text:style-name="T62"> <text:s text:c="24"/></text:span><text:span text:style-name="T73">final </text:span><text:span text:style-name="T62">SingleResultCallback&lt;List&lt;Order&gt;&gt; </text:span><text:span text:style-name="T77">callback</text:span><text:span text:style-name="T62">) {</text:span><text:span text:style-name="T62"><text:line-break/></text:span><text:span text:style-name="T62"> <text:s text:c="7"/>_findOrdersByUsername(username, callback);</text:span><text:span text:style-name="T62"><text:line-break/></text:span><text:span text:style-name="T62"> <text:s text:c="3"/>}</text:span><text:span text:style-name="T62"><text:line-break/></text:span><text:span text:style-name="T54">}</text:span><text:span text:style-name="T55"><text:line-break/></text:span><text:span text:style-name="T55"/></text:p>
            <text:p><text:span text:style-name="T55"><text:s text:c="4"/></text:span><text:span text:style-name="T55">. . .</text:span></text:p>
            <text:p><text:span text:style-name="T55"><text:s text:c="4"/></text:span><text:span text:style-name="T68">final </text:span><text:span text:style-name="T58">SingleResultCallback&lt;List&lt;Order&gt;&gt; </text:span><text:span text:style-name="T72">callback</text:span><text:span text:style-name="T58"> = (orders, t) -&gt; {</text:span></text:p>
            <text:p><text:span text:style-name="T58"><text:s text:c="8"/></text:span><text:span text:style-name="T79">if</text:span><text:span text:style-name="T58"> (t != </text:span><text:span text:style-name="T79">null</text:span><text:span text:style-name="T58">) {</text:span></text:p>
            <text:p><text:span text:style-name="T58"><text:s text:c="13"/></text:span><text:span text:style-name="T58">// handle exception</text:span></text:p>
            <text:p><text:span text:style-name="T58"><text:s text:c="8"/></text:span><text:span text:style-name="T58">} </text:span><text:span text:style-name="T79">else</text:span><text:span text:style-name="T58"> {</text:span></text:p>
            <text:p><text:span text:style-name="T58"><text:s text:c="13"/></text:span><text:span text:style-name="T58">// process orders</text:span></text:p>
            <text:p><text:span text:style-name="T58"><text:s text:c="8"/></text:span><text:span text:style-name="T58">}</text:span></text:p>
            <text:p><text:span text:style-name="T58"><text:s text:c="5"/></text:span><text:span text:style-name="T58">};</text:span></text:p>
            <text:p><text:span text:style-name="T58"/></text:p>
            <text:p><text:span text:style-name="T58"><text:s text:c="5"/></text:span><text:span text:style-name="T58">findOrdersByUsername(</text:span><text:span text:style-name="T76">"username"</text:span><text:span text:style-name="T62">, </text:span><text:span text:style-name="T77">callback</text:span><text:span text:style-name="T62">);</text:span></text:p>
            <text:p><text:span text:style-name="T58"/></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4" draw:text-style-name="P24" draw:layer="layout" svg:width="25.199cm" svg:height="3.506cm" svg:x="1.4cm" svg:y="0.837cm" presentation:class="title" presentation:user-transformed="true">
          <draw:text-box>
            <text:p><text:span text:style-name="T69">Example 6: Async Mongo driver + async db access with </text:span><text:span text:style-name="T70">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6" draw:text-style-name="P23" draw:layer="layout" svg:width="25.199cm" svg:height="15.53cm" svg:x="1.542cm" svg:y="5.37cm">
          <draw:text-box>
            <text:p><text:span text:style-name="T49">class </text:span><text:span text:style-name="T50">DAO {</text:span><text:span text:style-name="T50"><text:line-break/></text:span><text:span text:style-name="T50"><text:line-break/></text:span><text:span text:style-name="T54"> <text:s text:c="3"/></text:span><text:span text:style-name="T73">private void</text:span><text:span text:style-name="T74"> _</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75">callback</text:span><text:span text:style-name="T54">) {</text:span><text:span text:style-name="T54"><text:line-break/></text:span><text:span text:style-name="T58"> <text:s text:c="7"/>// non-blocking access to ordersCollection as before</text:span><text:span text:style-name="T58"><text:line-break/></text:span><text:span text:style-name="T62"> <text:s text:c="3"/>}</text:span><text:span text:style-name="T62"><text:line-break/></text:span><text:span text:style-name="T50"><text:line-break/></text:span><text:span text:style-name="T62"> <text:s text:c="3"/>C</text:span><text:span text:style-name="T54">ompletionStage&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75">future</text:span><text:span text:style-name="T54"> =</text:span></text:p>
            <text:p><text:span text:style-name="T54"><text:s text:c="45"/></text:span><text:span text:style-name="T49">new </text:span><text:span text:style-name="T54">CompletableFuture&lt;&gt;();</text:span><text:span text:style-name="T54"><text:line-break/></text:span><text:span text:style-name="T54"><text:line-break/></text:span><text:span text:style-name="T62"> <text:s text:c="7"/>findOrdersByUsername(username,</text:span><text:span text:style-name="T80"> </text:span><text:span text:style-name="T62">(orders, t) -&gt; {</text:span><text:span text:style-name="T80"><text:line-break/></text:span><text:span text:style-name="T62"> <text:s text:c="11"/></text:span><text:span text:style-name="T73">if </text:span><text:span text:style-name="T62">(t == </text:span><text:span text:style-name="T77">null</text:span><text:span text:style-name="T62">) {</text:span><text:span text:style-name="T62"><text:line-break/></text:span><text:span text:style-name="T62"> <text:s text:c="15"/>future.complete(orders);</text:span><text:span text:style-name="T62"><text:line-break/></text:span><text:span text:style-name="T62"> <text:s text:c="11"/>} </text:span><text:span text:style-name="T73">else </text:span><text:span text:style-name="T62">{</text:span><text:span text:style-name="T62"><text:line-break/></text:span><text:span text:style-name="T62"> <text:s text:c="15"/>future.completeExceptionally(t);</text:span><text:span text:style-name="T62"><text:line-break/></text:span><text:span text:style-name="T62"> <text:s text:c="11"/>}</text:span><text:span text:style-name="T62"><text:line-break/></text:span><text:span text:style-name="T62"> <text:s text:c="7"/></text:span><text:span text:style-name="T80">});</text:span><text:span text:style-name="T80"><text:line-break/></text:span><text:span text:style-name="T80"><text:line-break/></text:span><text:span text:style-name="T62"> <text:s text:c="7"/></text:span><text:span text:style-name="T73">return </text:span><text:span text:style-name="T62">future</text:span><text:span text:style-name="T77">;</text:span><text:span text:style-name="T62"><text:line-break/></text:span><text:span text:style-name="T62"> <text:s text:c="3"/>}</text:span><text:span text:style-name="T62"><text:line-break/></text:span><text:span text:style-name="T54">}</text:span></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4" draw:layer="layout" svg:width="25.199cm" svg:height="3.506cm" svg:x="1.4cm" svg:y="0.837cm" presentation:class="title">
          <draw:text-box>
            <text:p><text:span text:style-name="T69">Example 6: Async Mongo driver + async db access with </text:span><text:span text:style-name="T70">CompletableFuture.complet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asynchronous callback based Mongo driver.</text:p>
              </text:list-item>
              <text:list-item>
                <text:p>The callback function completes the <text:span text:style-name="T27">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5"><text:a xlink:href="https://mongodb.github.io/mongo-java-driver-rx/1.2/" xlink:type="simple">https://mongodb.github.io/mongo-java-driver-rx/1.2/</text:a></text:span></text:p>
            <text:p text:style-name="P13"><text:span text:style-name="T45"><text:a xlink:href="https://mongodb.github.io/mongo-java-driver/3.2/driver-async/reference/observables/" xlink:type="simple">https://mongodb.github.io/mongo-java-driver/3.2/driver-async/reference/observables/</text:a></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rx" </text:span><text:span text:style-name="T38">% </text:span><text:span text:style-name="T48">"1.2.0"</text:span></text:p>
            <text:list text:continue-numbering="true" text:style-name="L2">
              <text:list-item>
                <text:p text:style-name="P16">Imports:</text:p>
              </text:list-item>
            </text:list>
            <text:p text:style-name="P14"><text:span text:style-name="T17">import </text:span><text:span text:style-name="T23">com.mongodb.rx.client.MongoClient;</text:span><text:span text:style-name="T23"><text:line-break/></text:span><text:span text:style-name="T17">import </text:span><text:span text:style-name="T23">com.mongodb.rx.client.MongoClients;</text:span><text:span text:style-name="T23"><text:line-break/></text:span><text:span text:style-name="T17">import </text:span><text:span text:style-name="T23">com.mongodb.rx.client.MongoCollection;</text:span><text:span text:style-name="T23"><text:line-break/></text:span><text:span text:style-name="T17">import </text:span><text:span text:style-name="T24">com.mongodb.rx.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presentation:style-name="pr4" draw:text-style-name="P25"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7" draw:text-style-name="P23" draw:layer="layout" svg:width="25.199cm" svg:height="13.914cm" svg:x="1.542cm" svg:y="5.47cm">
          <draw:text-box>
            <text:p><text:span text:style-name="T49">class </text:span><text:span text:style-name="T50">DAO {</text:span><text:span text:style-name="T50"><text:line-break/></text:span><text:span text:style-name="T50"><text:line-break/></text:span><text:span text:style-name="T62"> <text:s text:c="3"/></text:span><text:span text:style-name="T60">private</text:span><text:span text:style-name="T73"> </text:span><text:span text:style-name="T62">O</text:span><text:span text:style-name="T54">bservable&lt;Order&gt; _findOrdersByUsername(</text:span><text:span text:style-name="T49">final </text:span><text:span text:style-name="T54">String username) {</text:span></text:p>
            <text:p><text:span text:style-name="T54"><text:s text:c="8"/></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8">eq</text:span><text:span text:style-name="T62">(</text:span><text:span text:style-name="T76">"username"</text:span><text:span text:style-name="T62">, username))</text:span><text:span text:style-name="T62"><text:line-break/></text:span><text:span text:style-name="T62"> <text:s text:c="15"/>.toObservable()</text:span><text:span text:style-name="T62"><text:line-break/></text:span><text:span text:style-name="T62"> <text:s text:c="15"/>.map(doc -&gt; </text:span><text:span text:style-name="T73">new </text:span><text:span text:style-name="T62">Order(doc));</text:span><text:span text:style-name="T62"><text:line-break/></text:span><text:span text:style-name="T62"> <text:s text:c="3"/>}</text:span><text:span text:style-name="T62"><text:line-break/></text:span><text:span text:style-name="T62"><text:line-break/></text:span><text:span text:style-name="T62"> <text:s text:c="3"/>Observable&lt;List&lt;Order&gt;&gt; findOrdersByUsername(</text:span><text:span text:style-name="T73">final </text:span><text:span text:style-name="T62">String username) {</text:span></text:p>
            <text:p><text:span text:style-name="T54"><text:s text:c="8"/></text:span><text:span text:style-name="T54">_</text:span><text:span text:style-name="T62">findOrdersByUsername(username).toList();</text:span><text:span text:style-name="T62"><text:line-break/></text:span><text:span text:style-name="T62"> <text:s text:c="3"/>}</text:span><text:span text:style-name="T62"><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text:span text:style-name="T80"><text:line-break/></text:span><text:span text:style-name="T80"/></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4" draw:layer="layout" svg:width="25.199cm" svg:height="3.506cm" svg:x="1.4cm" svg:y="0.837cm" presentation:class="title">
          <draw:text-box>
            <text:p><text:span text:style-name="T2">Example 7: Mongo RxJava driver + async db access with </text:span><text:span text:style-name="T57">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Mongo RxJava driver.</text:p>
              </text:list-item>
              <text:list-item>
                <text:p>This driver internally uses the Mongo async driver.</text:p>
              </text:list-item>
              <text:list-item>
                <text:p>The DAO function returns a RxJava <text:span text:style-name="T27">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5"><text:a xlink:href="https://mongodb.github.io/mongo-java-driver-reactivestreams/1.2/" xlink:type="simple">https://mongodb.github.io/mongo-java-driver-reactivestreams/1.2/</text:a></text:span></text:p>
            <text:p text:style-name="P13"><text:span text:style-name="T45"><text:a xlink:href="http://www.reactive-streams.org/announce-1.0.0" xlink:type="simple">http://www.reactive-streams.org/announce-1.0.0</text:a></text:span></text:p>
            <text:list text:continue-numbering="true" text:style-name="L2">
              <text:list-item>
                <text:p>SBT:</text:p>
              </text:list-item>
            </text:list>
            <text:p text:style-name="P13"><text:span text:style-name="T82">libraryDependencies </text:span><text:span text:style-name="T83">+= </text:span><text:span text:style-name="T84">"org.mongodb" </text:span><text:span text:style-name="T83">% </text:span><text:span text:style-name="T84">"mongodb-driver-reactivestreams" </text:span><text:span text:style-name="T83">% </text:span><text:span text:style-name="T84">"1.2.0"</text:span></text:p>
            <text:list text:continue-numbering="true" text:style-name="L2">
              <text:list-item>
                <text:p text:style-name="P16">Imports:</text:p>
              </text:list-item>
            </text:list>
            <text:p text:style-name="P14"><text:span text:style-name="T17">import </text:span><text:span text:style-name="T23">com.mongodb.reactivestreams.client.MongoClient;</text:span><text:span text:style-name="T23"><text:line-break/></text:span><text:span text:style-name="T17">import </text:span><text:span text:style-name="T23">com.mongodb.reactivestreams.client.MongoClients;</text:span><text:span text:style-name="T23"><text:line-break/></text:span><text:span text:style-name="T17">import </text:span><text:span text:style-name="T23">com.mongodb.reactivestreams.client.MongoCollection;</text:span><text:span text:style-name="T23"><text:line-break/></text:span><text:span text:style-name="T17">import </text:span><text:span text:style-name="T24">com.mongodb.reactivestreams.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presentation:style-name="pr4" draw:text-style-name="P22" draw:layer="layout" svg:width="25.199cm" svg:height="3.506cm" svg:x="1.4cm" svg:y="0.837cm" presentation:class="title" presentation:user-transformed="true">
          <draw:text-box>
            <text:p><text:span text:style-name="T65">Example 8: Mongo Reactive Streams driver + async db access with </text:span><text:span text:style-name="T66">Observable</text:span><text:span text:style-name="T65">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3"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75">Publisher&lt;Document&gt;</text:span><text:span text:style-name="T54">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8">eq</text:span><text:span text:style-name="T62">(</text:span><text:span text:style-name="T76">"username"</text:span><text:span text:style-name="T62">, username));</text:span><text:span text:style-name="T62"><text:line-break/></text:span><text:span text:style-name="T62"> <text:s text:c="3"/>}</text:span><text:span text:style-name="T62"><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72">rx.RxReactiveStreams.toObservable</text:span><text:span text:style-name="T62">(</text:span><text:span text:style-name="T81">dao</text:span><text:span text:style-name="T62">.findOrdersByUsername(username))</text:span><text:span text:style-name="T62"><text:line-break/></text:span><text:span text:style-name="T62"> <text:s text:c="11"/>.map(doc -&gt; </text:span><text:span text:style-name="T73">new </text:span><text:span text:style-name="T62">Order(doc))</text:span><text:span text:style-name="T62"><text:line-break/></text:span><text:span text:style-name="T62"> <text:s text:c="11"/>.toList()</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text:span text:style-name="T80"><text:line-break/></text:span><text:span text:style-name="T80"/></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presentation:style-name="pr4" draw:layer="layout" svg:width="25.199cm" svg:height="3.506cm" svg:x="1.4cm" svg:y="0.837cm" presentation:class="title">
          <draw:text-box>
            <text:p><text:span text:style-name="T65">Example 8: Mongo Reactive Streams driver + async db access with </text:span><text:span text:style-name="T66">Observable</text:span><text:span text:style-name="T65">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Reactive Streams driver.</text:p>
              </text:list-item>
              <text:list-item>
                <text:p>This driver internally uses the Mongo Rx driver.</text:p>
              </text:list-item>
              <text:list-item>
                <text:p>The DAO function returns an <text:span text:style-name="T27">org.reactivestreams.Publisher&lt;org.bson.Document&gt;</text:span> which makes it compatible with any Reactive Streams implementation.<text:line-break/>See: <text:span text:style-name="T27">http://www.reactive-streams.org/announce-1.0.0</text:span></text:p>
              </text:list-item>
              <text:list-item>
                <text:p>You cannot do much with a <text:span text:style-name="T27">Publisher</text:span> except convert it to the native type of a compatible implementation, e.g. an RxJava <text:span text:style-name="T27">Observable</text:span>.</text:p>
              </text:list-item>
              <text:list-item>
                <text:p>Having converted the <text:span text:style-name="T27">Publisher</text:span> to an <text:span text:style-name="T27">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9: Mongo RxJava driver + conversion of </text:span><text:span text:style-name="T85">Observable</text:span><text:span text:style-name="T7"> to </text:span><text:span text:style-name="T85">Publisher</text:span><text:span text:style-name="T7"> + RxJava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9" draw:text-style-name="P23" draw:layer="layout" svg:width="24.9cm" svg:height="14.21cm" svg:x="1.7cm" svg:y="6.17cm">
          <draw:text-box>
            <text:p><text:span text:style-name="T49">class </text:span><text:span text:style-name="T50">DAO {</text:span><text:span text:style-name="T50"><text:line-break/></text:span><text:span text:style-name="T50"/></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Publisher&lt;</text:span><text:span text:style-name="T62">List&lt;Order&gt;</text:span><text:span text:style-name="T54">&gt; findOrdersByUsername(</text:span><text:span text:style-name="T49">final </text:span><text:span text:style-name="T54">String username) {</text:span></text:p>
            <text:p><text:span text:style-name="T62"><text:s text:c="8"/></text:span><text:span text:style-name="T73">return </text:span><text:span text:style-name="T58">rx.RxReactiveStreams.toPublisher</text:span><text:span text:style-name="T62">(</text:span></text:p>
            <text:p><text:span text:style-name="T62"><text:s text:c="24"/></text:span><text:span text:style-name="T62">_findOrdersByUsername(username).toList());</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58">rx.RxReactiveStreams.toObservable</text:span><text:span text:style-name="T62">(</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frame presentation:style-name="pr4" draw:layer="layout" svg:width="25.199cm" svg:height="3.506cm" svg:x="1.4cm" svg:y="0.837cm" presentation:class="title">
          <draw:text-box>
            <text:p><text:span text:style-name="T7">Example 9: Mongo RxJava driver + conversion of </text:span><text:span text:style-name="T85">Observable</text:span><text:span text:style-name="T7"> to </text:span><text:span text:style-name="T85">Publisher</text:span><text:span text:style-name="T7">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7">Observable</text:span> to a <text:span text:style-name="T27">Publisher</text:span> using the RxJava → Reactive Streams Converter library.</text:p>
              </text:list-item>
              <text:list-item>
                <text:p>Now the DAO function returns an <text:span text:style-name="T27">org.reactivestreams.Publisher&lt;List&lt;Order&gt;&gt;</text:span> which makes it compatible to any Reactive Streams implementation.<text:line-break/>See: <text:span text:style-name="T27">http://www.reactive-streams.org/announce-1.0.0</text:span></text:p>
              </text:list-item>
              <text:list-item>
                <text:p>In the application code we convert the <text:span text:style-name="T27">Publisher</text:span> back to an <text:span text:style-name="T27">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10: Mongo RxJava driver + conversion of </text:span><text:span text:style-name="T85">Observable</text:span><text:span text:style-name="T7"> to </text:span><text:span text:style-name="T85">Publisher</text:span><text:span text:style-name="T7"> + Akka Streams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3" draw:layer="layout" svg:width="24.927cm" svg:height="12.33cm" svg:x="1.673cm" svg:y="6.17cm">
          <draw:text-box>
            <text:p><text:span text:style-name="T73">class </text:span><text:span text:style-name="T62">DAO {</text:span><text:span text:style-name="T62"><text:line-break/></text:span><text:span text:style-name="T62"/></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Publisher&lt;</text:span><text:span text:style-name="T62">List&lt;Order&gt;</text:span><text:span text:style-name="T54">&gt; findOrdersByUsername(</text:span><text:span text:style-name="T49">final </text:span><text:span text:style-name="T54">String username) {</text:span></text:p>
            <text:p><text:span text:style-name="T62"><text:s text:c="8"/></text:span><text:span text:style-name="T73">return </text:span><text:span text:style-name="T58">rx.RxReactiveStreams.toPublisher</text:span><text:span text:style-name="T62">(</text:span></text:p>
            <text:p><text:span text:style-name="T62"><text:s text:c="24"/></text:span><text:span text:style-name="T62">_findOrdersByUsername(username).toList());</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text:span text:style-name="T54"><text:line-break/></text:span><text:span text:style-name="T54"> <text:s text:c="3"/></text:span><text:span text:style-name="T77">Source&lt;Result, NotUsed&gt;</text:span><text:span text:style-name="T54"> srcResult =</text:span></text:p>
            <text:p><text:span text:style-name="T58"><text:s text:c="8"/></text:span><text:span text:style-name="T77">Source.</text:span><text:span text:style-name="T86">fromPublisher</text:span><text:span text:style-name="T62">(</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srcResult.runForeach(result -&gt; { . . . }, materializer);</text:span></text:p>
            <text:p><text:span text:style-name="T87"/></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draw:frame presentation:style-name="pr4" draw:layer="layout" svg:width="25.199cm" svg:height="3.506cm" svg:x="1.4cm" svg:y="0.837cm" presentation:class="title">
          <draw:text-box>
            <text:p><text:span text:style-name="T7">Example 10: Mongo RxJava driver + conversion of </text:span><text:span text:style-name="T85">Observable</text:span><text:span text:style-name="T7"> to </text:span><text:span text:style-name="T85">Publisher</text:span><text:span text:style-name="T7">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7">Observable</text:span> to a <text:span text:style-name="T27">Publisher</text:span> using the RxJava → Reactive Streams Converter library (as before).</text:p>
              </text:list-item>
              <text:list-item>
                <text:p>Now the DAO function returns an <text:span text:style-name="T27">org.reactivestreams.Publisher&lt;List&lt;Order&gt;&gt;</text:span> which makes it compatible to any other Reactive Streams implementation (as before).<text:line-break/>See: <text:span text:style-name="T27">http://www.reactive-streams.org/announce-1.0.0</text:span></text:p>
              </text:list-item>
              <text:list-item>
                <text:p>In the application code we convert the <text:span text:style-name="T27">Publisher</text:span> to an Akka Stream <text:span text:style-name="T27">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frame presentation:style-name="pr4" draw:text-style-name="P27" draw:layer="layout" svg:width="25.199cm" svg:height="3.506cm" svg:x="1.4cm" svg:y="0.837cm" presentation:class="title" presentation:user-transformed="true">
          <draw:text-box>
            <text:p><text:span text:style-name="T7">Example 11: Mongo RxJava driver + conversion of </text:span><text:span text:style-name="T85">Observable</text:span><text:span text:style-name="T7"> to Akka Streams Sourc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10" draw:text-style-name="P23" draw:layer="layout" svg:width="25.168cm" svg:height="14.054cm" svg:x="1.573cm" svg:y="5.47cm">
          <draw:text-box>
            <text:p><text:span text:style-name="T49">class </text:span><text:span text:style-name="T50">DAO {</text:span><text:span text:style-name="T50"><text:line-break/></text:span><text:span text:style-name="T50"/></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Source&lt;</text:span><text:span text:style-name="T62">List&lt;Order&gt;, NotUsed</text:span><text:span text:style-name="T54">&gt; findOrdersByUsername(</text:span><text:span text:style-name="T49">final </text:span><text:span text:style-name="T54">String username) {</text:span></text:p>
            <text:p><text:span text:style-name="T62"><text:s text:c="8"/></text:span><text:span text:style-name="T62">Observable&lt;List&lt;Order&gt;&gt; observable =</text:span></text:p>
            <text:p><text:span text:style-name="T62"><text:s text:c="24"/></text:span><text:span text:style-name="T62">_findOrdersByUsername(username).toList();</text:span><text:span text:style-name="T81"><text:line-break/></text:span><text:span text:style-name="T62"> <text:s text:c="7"/>Publisher&lt;List&lt;Order&gt;&gt; pub =</text:span></text:p>
            <text:p><text:span text:style-name="T62"><text:tab/></text:span><text:span text:style-name="T62"><text:tab/></text:span><text:span text:style-name="T62"><text:tab/></text:span><text:span text:style-name="T62"><text:tab/></text:span><text:span text:style-name="T62"> <text:s text:c="7"/></text:span><text:span text:style-name="T58">rx.RxReactiveStreams.toPublisher</text:span><text:span text:style-name="T62">(observable);</text:span></text:p>
            <text:p><text:span text:style-name="T62"><text:tab/></text:span><text:span text:style-name="T62"><text:tab/></text:span><text:span text:style-name="T73">return </text:span><text:span text:style-name="T62">Source.fromPublisher(pub);</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text:span text:style-name="T54"><text:line-break/></text:span><text:span text:style-name="T54"> <text:s text:c="3"/></text:span><text:span text:style-name="T62">Source&lt;Result, NotUsed&gt;</text:span><text:span text:style-name="T54"> srcResult =</text:span></text:p>
            <text:p><text:span text:style-name="T58"><text:s text:c="8"/></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srcResult.runForeach(result -&gt; { . . . }, materializer);</text:span></text:p>
            <text:p><text:span text:style-name="T87"/></text:p>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frame presentation:style-name="pr4" draw:layer="layout" svg:width="25.199cm" svg:height="3.506cm" svg:x="1.4cm" svg:y="0.837cm" presentation:class="title">
          <draw:text-box>
            <text:p><text:span text:style-name="T7">Example 11: Mongo RxJava driver + conversion of </text:span><text:span text:style-name="T85">Observable</text:span><text:span text:style-name="T7">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frame presentation:style-name="pr4" draw:layer="layout" svg:width="25.199cm" svg:height="3.506cm" svg:x="1.4cm" svg:y="0.837cm" presentation:class="title">
          <draw:text-box>
            <text:p><text:span text:style-name="T7">RxJav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27">subscribeOn()</text:span> and <text:span text:style-name="T27">observeOn()</text:span></text:p>
              </text:list-item>
              <text:list-item>
                <text:p>RxJava available for Java 6</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Jav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88">Source Code and Slides on Github:</text:span><text:span text:style-name="T88"><text:line-break/></text:span><text:span text:style-name="T88"><text:a xlink:href="https://github.com/hermannhueck/reactive-mongo-access" xlink:type="simple">https://github.com/hermannhueck/reactive-mongo-access</text:a></text:span></text:p>
              </text:list-item>
              <text:list-item>
                <text:p><text:span text:style-name="T88">Slides on SlideShare:</text:span><text:span text:style-name="T88"><text:line-break/></text:span><text:span text:style-name="T88"><text:a xlink:href="http://de.slideshare.net/hermannhueck/reactive-access-to-mongodb-from-java-8" xlink:type="simple">http://de.slideshare.net/hermannhueck/reactive-access-to-mongodb-from-java-8</text:a></text:span></text:p>
              </text:list-item>
              <text:list-item>
                <text:p><text:span text:style-name="T88">Authors XING Profile:</text:span><text:span text:style-name="T88"><text:line-break/></text:span><text:span text:style-name="T88"><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Overview of Java drivers for MongoDB:</text:span><text:span text:style-name="T88"><text:line-break/></text:span><text:span text:style-name="T88"><text:a xlink:href="https://docs.mongodb.com/ecosystem/drivers/java/" xlink:type="simple">https://docs.mongodb.com/ecosystem/drivers/java/</text:a></text:span></text:p>
              </text:list-item>
              <text:list-item>
                <text:p><text:span text:style-name="T88">Latest sync driver:</text:span><text:span text:style-name="T88"><text:line-break/></text:span><text:span text:style-name="T88"><text:a xlink:href="https://mongodb.github.io/mongo-java-driver/3.2/" xlink:type="simple">https://mongodb.github.io/mongo-java-driver/3.2/</text:a></text:span></text:p>
              </text:list-item>
              <text:list-item>
                <text:p><text:span text:style-name="T88">Latest async driver:</text:span><text:span text:style-name="T88"><text:line-break/></text:span><text:span text:style-name="T88"><text:a xlink:href="https://mongodb.github.io/mongo-java-driver/3.2/driver-async/" xlink:type="simple">https://mongodb.github.io/mongo-java-driver/3.2/driver-async/</text:a></text:span></text:p>
              </text:list-item>
              <text:list-item>
                <text:p><text:span text:style-name="T88">How the RxJava driver and the Reactive Streams driver wrap the async driver:</text:span><text:span text:style-name="T88"><text:line-break/></text:span><text:span text:style-name="T88"><text:a xlink:href="https://mongodb.github.io/mongo-java-driver/3.2/driver-async/reference/observables/" xlink:type="simple">https://mongodb.github.io/mongo-java-driver/3.2/driver-async/reference/observables/</text:a></text:span></text:p>
              </text:list-item>
              <text:list-item>
                <text:p><text:span text:style-name="T88">Latest RxJava driver:</text:span><text:span text:style-name="T88"><text:line-break/></text:span><text:span text:style-name="T88"><text:a xlink:href="https://mongodb.github.io/mongo-java-driver-rx/1.2/" xlink:type="simple">https://mongodb.github.io/mongo-java-driver-rx/1.2/</text:a></text:span></text:p>
              </text:list-item>
              <text:list-item>
                <text:p><text:span text:style-name="T88">Latest Reactive Streams driver:</text:span><text:span text:style-name="T88"><text:line-break/></text:span><text:span text:style-name="T88"><text:a xlink:href="https://mongodb.github.io/mongo-java-driver-reactivestreams/1.2/" xlink:type="simple">https://mongodb.github.io/mongo-java-driver-reactivestreams/1.2/</text:a></text:span></text:p>
              </text:list-item>
              <text:list-item>
                <text:p><text:span text:style-name="T88">Latest Morphia Driver:</text:span><text:span text:style-name="T88"><text:line-break/></text:span><text:span text:style-name="T88"><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draw:frame presentation:style-name="pr7" draw:layer="layout" svg:width="25.199cm" svg:height="3.506cm" svg:x="1.4cm" svg:y="0.837cm" presentation:class="title">
          <draw:text-box>
            <text:p>Resources – <text:span text:style-name="T27">CompletableFuture</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Angelika Langner‘s talk on Java 8 concurrency and </text:span><text:span text:style-name="T89">CompletableFuture</text:span><text:span text:style-name="T88">:</text:span><text:span text:style-name="T88"><text:line-break/></text:span><text:span text:style-name="T8"><text:a xlink:href="https://www.youtube.com/watch?v=Q_0_1mKTlnY" xlink:type="simple">https://www.youtube.com/watch?v=Q_0_1mKTlnY</text:a></text:span></text:p>
              </text:list-item>
              <text:list-item>
                <text:p><text:span text:style-name="T89">CompletableFuture</text:span><text:span text:style-name="T88"> JavaDoc:</text:span><text:span text:style-name="T88"><text:line-break/></text:span><text:span text:style-name="T88"><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ReactiveX:</text:span><text:span text:style-name="T88"><text:line-break/></text:span><text:span text:style-name="T88"><text:a xlink:href="http://reactivex.io/intro.html" xlink:type="simple">http://reactivex.io/intro.html</text:a></text:span></text:p>
              </text:list-item>
              <text:list-item>
                <text:p><text:span text:style-name="T88">RxJava Wiki:</text:span><text:span text:style-name="T88"><text:line-break/></text:span><text:span text:style-name="T88"><text:a xlink:href="https://github.com/ReactiveX/RxJava/wiki" xlink:type="simple">https://github.com/ReactiveX/RxJava/wiki</text:a></text:span></text:p>
              </text:list-item>
              <text:list-item>
                <text:p><text:span text:style-name="T88">Nice Intro to RxJava by Dan Lev:</text:span><text:span text:style-name="T88"><text:line-break/></text:span><text:span text:style-name="T88"><text:a xlink:href="http://blog.danlew.net/2014/09/15/grokking-rxjava-part-1/" xlink:type="simple">http://blog.danlew.net/2014/09/15/grokking-rxjava-part-1/</text:a></text:span></text:p>
              </text:list-item>
              <text:list-item>
                <text:p><text:span text:style-name="T88">RxJava- Understanding observeOn() and subscribeOn() by Thomas Nield:</text:span><text:span text:style-name="T88"><text:line-break/></text:span><text:span text:style-name="T88"><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Reactive Streams:</text:span><text:span text:style-name="T88"><text:line-break/></text:span><text:span text:style-name="T88"><text:a xlink:href="http://www.reactive-streams.org/" xlink:type="simple">http://www.reactive-streams.org/</text:a></text:span></text:p>
              </text:list-item>
              <text:list-item>
                <text:p><text:span text:style-name="T88">Current implementations of Reactive Streams:</text:span><text:span text:style-name="T88"><text:line-break/></text:span><text:span text:style-name="T88"><text:a xlink:href="http://www.reactive-streams.org/announce-1.0.0" xlink:type="simple">http://www.reactive-streams.org/announce-1.0.0</text:a></text:span></text:p>
              </text:list-item>
              <text:list-item>
                <text:p><text:span text:style-name="T88">RxJava to Reactive Streams conversion library:</text:span><text:span text:style-name="T88"><text:line-break/></text:span><text:span text:style-name="T88"><text:a xlink:href="https://github.com/ReactiveX/RxJavaReactiveStreams" xlink:type="simple">https://github.com/ReactiveX/RxJavaReactiveStreams</text:a></text:span></text:p>
              </text:list-item>
              <text:list-item>
                <text:p><text:span text:style-name="T88">Akka (2.4.6) Documentation for Java 8:</text:span><text:span text:style-name="T88"><text:line-break/></text:span><text:span text:style-name="T88"><text:a xlink:href="http://doc.akka.io/docs/akka/2.4.6/java.html" xlink:type="simple">http://doc.akka.io/docs/akka/2.4.6/java.html</text:a></text:span></text:p>
              </text:list-item>
              <text:list-item>
                <text:p><text:span text:style-name="T88">The Reactive Manifesto:</text:span><text:span text:style-name="T88"><text:line-break/></text:span><text:span text:style-name="T88"><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3T32">
        <draw:frame presentation:style-name="pr9" draw:text-style-name="P29" draw:layer="layout" svg:width="25.199cm" svg:height="16.255cm" svg:x="1.4cm" svg:y="0.837cm" presentation:class="subtitle">
          <draw:text-box>
            <text:p text:style-name="P16"><text:span text:style-name="T90">Thanks for your attention!</text:span></text:p>
          </draw:text-box>
        </draw:frame>
        <presentation:notes draw:style-name="dp2">
          <draw:page-thumbnail draw:style-name="gr1" draw:layer="layout" svg:width="14.848cm" svg:height="11.136cm" svg:x="3.075cm" svg:y="2.257cm" draw:page-number="55" presentation:class="page"/>
          <draw:frame presentation:style-name="pr3" draw:text-style-name="P9" draw:layer="layout" svg:width="16.799cm" svg:height="13.364cm" svg:x="2.1cm" svg:y="14.107cm" presentation:class="notes" presentation:placeholder="true">
            <draw:text-box/>
          </draw:frame>
        </presentation:notes>
      </draw:page>
      <draw:page draw:name="page56" draw:style-name="dp1" draw:master-page-name="Standard" presentation:presentation-page-layout-name="AL3T32">
        <draw:frame presentation:style-name="pr9" draw:text-style-name="P29" draw:layer="layout" svg:width="25.199cm" svg:height="16.255cm" svg:x="1.4cm" svg:y="0.837cm" presentation:class="subtitle">
          <draw:text-box>
            <text:p text:style-name="P16"><text:span text:style-name="T90">Q &amp; A</text:span></text:p>
          </draw:text-box>
        </draw:frame>
        <presentation:notes draw:style-name="dp2">
          <draw:page-thumbnail draw:style-name="gr1" draw:layer="layout" svg:width="14.848cm" svg:height="11.136cm" svg:x="3.075cm" svg:y="2.257cm" draw:page-number="56"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1.3.2$MacOSX_X86_64 LibreOffice_project/644e4637d1d8544fd9f56425bd6cec110e49301b</meta:generator>
    <dc:date>2016-06-22T15:43:17.269137000</dc:date>
    <dc:creator>Hermann Hueck</dc:creator>
    <meta:editing-duration>PT16H24M31S</meta:editing-duration>
    <meta:editing-cycles>137</meta:editing-cycles>
    <meta:document-statistic meta:object-count="255"/>
  </office:meta>
</office:document-meta>
</file>